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skaydiaCove NFP" svg:font-family="'CaskaydiaCove NFP'" style:font-family-generic="system" style:font-pitch="variable"/>
    <style:font-face style:name="Courier" svg:font-family="Courier" style:font-family-generic="roman"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paragraph-properties fo:margin-top="0.139in" fo:margin-bottom="0.1965in" style:contextual-spacing="false"/>
      <style:text-properties officeooo:paragraph-rsid="0015cf2d"/>
    </style:style>
    <style:style style:name="P2" style:family="paragraph" style:parent-style-name="Heading_20_4">
      <style:paragraph-properties fo:margin-top="0.139in" fo:margin-bottom="0.1965in" style:contextual-spacing="false"/>
      <style:text-properties officeooo:paragraph-rsid="0015cf2d"/>
    </style:style>
    <style:style style:name="P3" style:family="paragraph" style:parent-style-name="Standard">
      <style:paragraph-properties fo:margin-top="0.139in" fo:margin-bottom="0.1965in" style:contextual-spacing="false"/>
      <style:text-properties officeooo:paragraph-rsid="0015cf2d"/>
    </style:style>
    <style:style style:name="P4" style:family="paragraph" style:parent-style-name="Heading_20_4">
      <style:paragraph-properties fo:margin-top="0.139in" fo:margin-bottom="0.1965in" style:contextual-spacing="false"/>
    </style:style>
    <style:style style:name="P5" style:family="paragraph" style:parent-style-name="Heading_20_4">
      <style:text-properties officeooo:paragraph-rsid="00118eb9"/>
    </style:style>
    <style:style style:name="P6" style:family="paragraph" style:parent-style-name="Standard">
      <style:text-properties officeooo:paragraph-rsid="00118eb9"/>
    </style:style>
    <style:style style:name="P7" style:family="paragraph" style:parent-style-name="Heading_20_4">
      <style:paragraph-properties fo:margin-top="0.139in" fo:margin-bottom="0.1965in" style:contextual-spacing="false"/>
      <style:text-properties officeooo:paragraph-rsid="0013d0db"/>
    </style:style>
    <style:style style:name="P8" style:family="paragraph" style:parent-style-name="Standard">
      <style:text-properties officeooo:paragraph-rsid="0011f9d2"/>
    </style:style>
    <style:style style:name="P9" style:family="paragraph" style:parent-style-name="Heading_20_3">
      <style:paragraph-properties fo:margin-top="0.139in" fo:margin-bottom="0.1965in" style:contextual-spacing="false"/>
      <style:text-properties officeooo:paragraph-rsid="001af36f"/>
    </style:style>
    <style:style style:name="P10" style:family="paragraph" style:parent-style-name="Heading_20_4">
      <style:paragraph-properties fo:margin-top="0.139in" fo:margin-bottom="0.1965in" style:contextual-spacing="false"/>
      <style:text-properties officeooo:paragraph-rsid="001af36f"/>
    </style:style>
    <style:style style:name="P11" style:family="paragraph" style:parent-style-name="Text_20_body">
      <style:text-properties officeooo:paragraph-rsid="001af36f"/>
    </style:style>
    <style:style style:name="P12" style:family="paragraph" style:parent-style-name="Heading_20_4">
      <style:paragraph-properties fo:margin-top="0.139in" fo:margin-bottom="0.1965in" style:contextual-spacing="false"/>
      <style:text-properties officeooo:paragraph-rsid="001c9643"/>
    </style:style>
    <style:style style:name="P13" style:family="paragraph" style:parent-style-name="Standard">
      <style:paragraph-properties fo:margin-top="0.139in" fo:margin-bottom="0.1965in" style:contextual-spacing="false"/>
      <style:text-properties officeooo:paragraph-rsid="001c9643"/>
    </style:style>
    <style:style style:name="P14" style:family="paragraph" style:parent-style-name="Heading_20_4">
      <style:paragraph-properties fo:margin-top="0.139in" fo:margin-bottom="0.1965in" style:contextual-spacing="false"/>
      <style:text-properties officeooo:paragraph-rsid="00287ab7"/>
    </style:style>
    <style:style style:name="P15" style:family="paragraph" style:parent-style-name="Standard">
      <style:paragraph-properties fo:margin-top="0.139in" fo:margin-bottom="0.1965in" style:contextual-spacing="false"/>
      <style:text-properties officeooo:paragraph-rsid="001d34d2"/>
    </style:style>
    <style:style style:name="P16" style:family="paragraph" style:parent-style-name="Standard">
      <style:paragraph-properties fo:margin-top="0.139in" fo:margin-bottom="0.1965in" style:contextual-spacing="false"/>
      <style:text-properties officeooo:paragraph-rsid="001ed0d5"/>
    </style:style>
    <style:style style:name="P17" style:family="paragraph" style:parent-style-name="Standard">
      <style:paragraph-properties fo:margin-top="0.139in" fo:margin-bottom="0.1965in" style:contextual-spacing="false"/>
      <style:text-properties officeooo:paragraph-rsid="0020efb8"/>
    </style:style>
    <style:style style:name="P18" style:family="paragraph" style:parent-style-name="Standard">
      <style:paragraph-properties fo:margin-top="0.139in" fo:margin-bottom="0.1965in" style:contextual-spacing="false"/>
      <style:text-properties officeooo:paragraph-rsid="0021eac4"/>
    </style:style>
    <style:style style:name="P19" style:family="paragraph" style:parent-style-name="Standard">
      <style:paragraph-properties fo:margin-top="0.139in" fo:margin-bottom="0.1965in" style:contextual-spacing="false"/>
      <style:text-properties officeooo:paragraph-rsid="0024f4e8"/>
    </style:style>
    <style:style style:name="P20" style:family="paragraph" style:parent-style-name="Standard">
      <style:paragraph-properties fo:margin-top="0.139in" fo:margin-bottom="0.1965in" style:contextual-spacing="false"/>
      <style:text-properties officeooo:paragraph-rsid="0025e580"/>
    </style:style>
    <style:style style:name="P21" style:family="paragraph" style:parent-style-name="Standard">
      <style:paragraph-properties fo:margin-top="0.139in" fo:margin-bottom="0.1965in" style:contextual-spacing="false"/>
      <style:text-properties officeooo:paragraph-rsid="0026ba23"/>
    </style:style>
    <style:style style:name="P22" style:family="paragraph" style:parent-style-name="Standard">
      <style:paragraph-properties fo:margin-top="0.139in" fo:margin-bottom="0.1965in" style:contextual-spacing="false"/>
      <style:text-properties officeooo:paragraph-rsid="002c69c6"/>
    </style:style>
    <style:style style:name="P23" style:family="paragraph" style:parent-style-name="Standard">
      <style:paragraph-properties fo:margin-top="0.139in" fo:margin-bottom="0.1965in" style:contextual-spacing="false"/>
      <style:text-properties officeooo:paragraph-rsid="002edd4d"/>
    </style:style>
    <style:style style:name="P24" style:family="paragraph" style:parent-style-name="Standard">
      <style:paragraph-properties fo:margin-top="0.139in" fo:margin-bottom="0.1965in" style:contextual-spacing="false"/>
      <style:text-properties officeooo:paragraph-rsid="0030175f"/>
    </style:style>
    <style:style style:name="P25" style:family="paragraph" style:parent-style-name="Standard">
      <style:paragraph-properties fo:margin-top="0.139in" fo:margin-bottom="0.1965in" style:contextual-spacing="false"/>
      <style:text-properties officeooo:paragraph-rsid="00350a2a"/>
    </style:style>
    <style:style style:name="P26" style:family="paragraph" style:parent-style-name="Standard">
      <style:paragraph-properties fo:margin-top="0.139in" fo:margin-bottom="0.1965in" style:contextual-spacing="false"/>
      <style:text-properties officeooo:paragraph-rsid="00366f87"/>
    </style:style>
    <style:style style:name="P27" style:family="paragraph" style:parent-style-name="Heading_20_4" style:list-style-name="L10">
      <style:paragraph-properties fo:margin-top="0.139in" fo:margin-bottom="0.1965in" style:contextual-spacing="false"/>
      <style:text-properties officeooo:paragraph-rsid="0014ad93"/>
    </style:style>
    <style:style style:name="P28" style:family="paragraph" style:parent-style-name="Standard" style:list-style-name="L3">
      <style:text-properties officeooo:paragraph-rsid="00118eb9"/>
    </style:style>
    <style:style style:name="P29" style:family="paragraph" style:parent-style-name="Standard" style:list-style-name="L6" style:master-page-name="">
      <loext:graphic-properties draw:fill="none"/>
      <style:paragraph-properties fo:margin-left="0.25in" fo:margin-right="0in" fo:margin-top="0.139in" fo:margin-bottom="0.1965in" style:contextual-spacing="false" fo:line-height="115%" fo:text-align="start" style:justify-single-word="false" fo:orphans="2" fo:widows="2" fo:text-indent="-0.25in" style:auto-text-indent="false" style:page-number="auto" fo:background-color="transparent" style:writing-mode="lr-tb"/>
      <style:text-properties officeooo:paragraph-rsid="0013d0db"/>
    </style:style>
    <style:style style:name="P30" style:family="paragraph" style:parent-style-name="Standard" style:list-style-name="L8">
      <style:text-properties officeooo:paragraph-rsid="0013d0db"/>
    </style:style>
    <style:style style:name="P31" style:family="paragraph" style:parent-style-name="Standard" style:list-style-name="L12">
      <style:paragraph-properties fo:margin-top="0in" fo:margin-bottom="0in" style:contextual-spacing="false"/>
      <style:text-properties officeooo:paragraph-rsid="0014fe81"/>
    </style:style>
    <style:style style:name="P32" style:family="paragraph" style:parent-style-name="Text_20_body" style:list-style-name="L1"/>
    <style:style style:name="P33" style:family="paragraph" style:parent-style-name="Text_20_body" style:list-style-name="L1">
      <style:paragraph-properties fo:margin-top="0in" fo:margin-bottom="0in" style:contextual-spacing="false"/>
    </style:style>
    <style:style style:name="P34" style:family="paragraph" style:parent-style-name="Text_20_body" style:list-style-name="L2"/>
    <style:style style:name="P35" style:family="paragraph" style:parent-style-name="Text_20_body" style:list-style-name="L2">
      <style:paragraph-properties fo:margin-top="0in" fo:margin-bottom="0in" style:contextual-spacing="false"/>
    </style:style>
    <style:style style:name="P36" style:family="paragraph" style:parent-style-name="Text_20_body" style:list-style-name="L4"/>
    <style:style style:name="P37" style:family="paragraph" style:parent-style-name="Text_20_body" style:list-style-name="L4">
      <style:paragraph-properties fo:margin-top="0in" fo:margin-bottom="0in" style:contextual-spacing="false"/>
    </style:style>
    <style:style style:name="P38" style:family="paragraph" style:parent-style-name="Text_20_body" style:list-style-name="L4">
      <style:paragraph-properties fo:margin-top="0in" fo:margin-bottom="0in" style:contextual-spacing="false"/>
      <style:text-properties officeooo:rsid="0036d179" officeooo:paragraph-rsid="0036d179"/>
    </style:style>
    <style:style style:name="P39" style:family="paragraph" style:parent-style-name="Text_20_body" style:list-style-name="L5">
      <style:paragraph-properties fo:margin-top="0in" fo:margin-bottom="0in" style:contextual-spacing="false"/>
    </style:style>
    <style:style style:name="P40" style:family="paragraph" style:parent-style-name="Text_20_body" style:list-style-name="L5">
      <style:paragraph-properties fo:margin-top="0in" fo:margin-bottom="0in" style:contextual-spacing="false"/>
      <style:text-properties officeooo:paragraph-rsid="0013d0db"/>
    </style:style>
    <style:style style:name="P41" style:family="paragraph" style:parent-style-name="Text_20_body" style:list-style-name="L5">
      <style:text-properties officeooo:paragraph-rsid="0013d0db"/>
    </style:style>
    <style:style style:name="P42" style:family="paragraph" style:parent-style-name="Text_20_body" style:list-style-name="L5">
      <style:paragraph-properties fo:margin-top="0in" fo:margin-bottom="0in" style:contextual-spacing="false"/>
      <style:text-properties officeooo:rsid="0013d0db" officeooo:paragraph-rsid="0013d0db"/>
    </style:style>
    <style:style style:name="P43" style:family="paragraph" style:parent-style-name="Text_20_body" style:list-style-name="L7">
      <style:paragraph-properties fo:margin-top="0in" fo:margin-bottom="0in" style:contextual-spacing="false"/>
    </style:style>
    <style:style style:name="P44" style:family="paragraph" style:parent-style-name="Text_20_body" style:list-style-name="L8"/>
    <style:style style:name="P45" style:family="paragraph" style:parent-style-name="Text_20_body" style:list-style-name="L8">
      <style:paragraph-properties fo:margin-top="0in" fo:margin-bottom="0in" style:contextual-spacing="false"/>
      <style:text-properties officeooo:paragraph-rsid="0011f9d2"/>
    </style:style>
    <style:style style:name="P46" style:family="paragraph" style:parent-style-name="Text_20_body" style:list-style-name="L8">
      <style:paragraph-properties fo:margin-top="0in" fo:margin-bottom="0in" style:contextual-spacing="false"/>
    </style:style>
    <style:style style:name="P47" style:family="paragraph" style:parent-style-name="Text_20_body" style:list-style-name="L9"/>
    <style:style style:name="P48" style:family="paragraph" style:parent-style-name="Text_20_body" style:list-style-name="L9">
      <style:paragraph-properties fo:margin-top="0in" fo:margin-bottom="0in" style:contextual-spacing="false"/>
    </style:style>
    <style:style style:name="P49" style:family="paragraph" style:parent-style-name="Text_20_body" style:list-style-name="L10">
      <style:paragraph-properties fo:margin-top="0in" fo:margin-bottom="0in" style:contextual-spacing="false"/>
    </style:style>
    <style:style style:name="P50" style:family="paragraph" style:parent-style-name="Text_20_body" style:list-style-name="L11">
      <style:paragraph-properties fo:margin-top="0in" fo:margin-bottom="0in" style:contextual-spacing="false"/>
    </style:style>
    <style:style style:name="P51" style:family="paragraph" style:parent-style-name="Text_20_body" style:list-style-name="L13">
      <style:paragraph-properties fo:margin-top="0in" fo:margin-bottom="0in" style:contextual-spacing="false"/>
      <style:text-properties officeooo:paragraph-rsid="0014ad93"/>
    </style:style>
    <style:style style:name="P52" style:family="paragraph" style:parent-style-name="Text_20_body" style:list-style-name="L13">
      <style:text-properties officeooo:paragraph-rsid="0014ad93"/>
    </style:style>
    <style:style style:name="P53" style:family="paragraph" style:parent-style-name="Text_20_body" style:list-style-name="L13">
      <style:text-properties officeooo:paragraph-rsid="0014fe81"/>
    </style:style>
    <style:style style:name="P54" style:family="paragraph" style:parent-style-name="Text_20_body" style:list-style-name="L13">
      <style:text-properties officeooo:rsid="0014ad93" officeooo:paragraph-rsid="0014fe81"/>
    </style:style>
    <style:style style:name="P55" style:family="paragraph" style:parent-style-name="Text_20_body" style:list-style-name="L14">
      <style:paragraph-properties fo:margin-top="0in" fo:margin-bottom="0in" style:contextual-spacing="false"/>
      <style:text-properties officeooo:paragraph-rsid="001af36f"/>
    </style:style>
    <style:style style:name="P56" style:family="paragraph" style:parent-style-name="Text_20_body" style:list-style-name="L14">
      <style:text-properties officeooo:paragraph-rsid="001af36f"/>
    </style:style>
    <style:style style:name="P57" style:family="paragraph" style:parent-style-name="Text_20_body" style:list-style-name="L14">
      <style:paragraph-properties fo:margin-top="0in" fo:margin-bottom="0in" style:contextual-spacing="false"/>
      <style:text-properties fo:font-weight="bold" officeooo:rsid="00140f66" officeooo:paragraph-rsid="001af36f" style:font-weight-asian="bold" style:font-weight-complex="bold"/>
    </style:style>
    <style:style style:name="P58" style:family="paragraph" style:parent-style-name="Text_20_body" style:list-style-name="L15">
      <style:paragraph-properties fo:margin-top="0in" fo:margin-bottom="0in" style:contextual-spacing="false"/>
      <style:text-properties fo:font-weight="bold" officeooo:rsid="00140f66" officeooo:paragraph-rsid="001af36f" style:font-weight-asian="bold" style:font-weight-complex="bold"/>
    </style:style>
    <style:style style:name="P59" style:family="paragraph" style:parent-style-name="Text_20_body" style:list-style-name="L17">
      <style:paragraph-properties fo:margin-top="0in" fo:margin-bottom="0in" style:contextual-spacing="false"/>
      <style:text-properties fo:font-weight="bold" officeooo:rsid="00140f66" officeooo:paragraph-rsid="001af36f" style:font-weight-asian="bold" style:font-weight-complex="bold"/>
    </style:style>
    <style:style style:name="P60" style:family="paragraph" style:parent-style-name="Text_20_body" style:list-style-name="L14">
      <style:paragraph-properties fo:margin-top="0in" fo:margin-bottom="0in" style:contextual-spacing="false"/>
      <style:text-properties fo:font-weight="bold" officeooo:rsid="0015416d" officeooo:paragraph-rsid="001af36f" style:font-weight-asian="bold" style:font-weight-complex="bold"/>
    </style:style>
    <style:style style:name="P61" style:family="paragraph" style:parent-style-name="Text_20_body" style:list-style-name="L15">
      <style:paragraph-properties fo:margin-top="0in" fo:margin-bottom="0in" style:contextual-spacing="false"/>
      <style:text-properties fo:font-weight="bold" officeooo:rsid="0015416d" officeooo:paragraph-rsid="001af36f" style:font-weight-asian="bold" style:font-weight-complex="bold"/>
    </style:style>
    <style:style style:name="P62" style:family="paragraph" style:parent-style-name="Text_20_body" style:list-style-name="L16">
      <style:paragraph-properties fo:margin-top="0in" fo:margin-bottom="0in" style:contextual-spacing="false"/>
      <style:text-properties officeooo:paragraph-rsid="001af36f"/>
    </style:style>
    <style:style style:name="P63" style:family="paragraph" style:parent-style-name="Text_20_body" style:list-style-name="L16">
      <style:text-properties officeooo:paragraph-rsid="001af36f"/>
    </style:style>
    <style:style style:name="P64" style:family="paragraph" style:parent-style-name="Text_20_body" style:list-style-name="L17">
      <style:paragraph-properties fo:margin-top="0in" fo:margin-bottom="0in" style:contextual-spacing="false"/>
      <style:text-properties officeooo:paragraph-rsid="001af36f"/>
    </style:style>
    <style:style style:name="P65" style:family="paragraph" style:parent-style-name="Text_20_body" style:list-style-name="L17">
      <style:text-properties officeooo:paragraph-rsid="001af36f"/>
    </style:style>
    <style:style style:name="P66" style:family="paragraph" style:parent-style-name="Text_20_body" style:list-style-name="L17">
      <style:paragraph-properties fo:margin-top="0in" fo:margin-bottom="0in" style:contextual-spacing="false"/>
      <style:text-properties officeooo:rsid="00140f66" officeooo:paragraph-rsid="001af36f"/>
    </style:style>
    <style:style style:name="P67" style:family="paragraph" style:parent-style-name="Text_20_body" style:list-style-name="L18">
      <style:text-properties officeooo:paragraph-rsid="001af36f"/>
    </style:style>
    <style:style style:name="P68" style:family="paragraph" style:parent-style-name="Text_20_body" style:list-style-name="L18">
      <style:paragraph-properties fo:margin-top="0in" fo:margin-bottom="0in" style:contextual-spacing="false"/>
      <style:text-properties officeooo:paragraph-rsid="001af36f"/>
    </style:style>
    <style:style style:name="P69" style:family="paragraph" style:parent-style-name="Text_20_body" style:list-style-name="L19">
      <style:paragraph-properties fo:margin-top="0in" fo:margin-bottom="0in" style:contextual-spacing="false"/>
      <style:text-properties officeooo:paragraph-rsid="001af36f"/>
    </style:style>
    <style:style style:name="P70" style:family="paragraph" style:parent-style-name="Text_20_body" style:list-style-name="L19">
      <style:text-properties officeooo:paragraph-rsid="001af36f"/>
    </style:style>
    <style:style style:name="P71" style:family="paragraph" style:parent-style-name="Text_20_body" style:list-style-name="L20">
      <style:paragraph-properties fo:margin-top="0in" fo:margin-bottom="0in" style:contextual-spacing="false"/>
      <style:text-properties officeooo:paragraph-rsid="001af36f"/>
    </style:style>
    <style:style style:name="P72" style:family="paragraph" style:parent-style-name="Text_20_body" style:list-style-name="L20">
      <style:text-properties officeooo:paragraph-rsid="001af36f"/>
    </style:style>
    <style:style style:name="P73" style:family="paragraph" style:parent-style-name="Text_20_body" style:list-style-name="L21">
      <style:text-properties officeooo:paragraph-rsid="0015cf2d"/>
    </style:style>
    <style:style style:name="P74" style:family="paragraph" style:parent-style-name="Text_20_body" style:list-style-name="L22"/>
    <style:style style:name="P75" style:family="paragraph" style:parent-style-name="Text_20_body" style:list-style-name="L22">
      <style:paragraph-properties fo:margin-top="0in" fo:margin-bottom="0in" style:contextual-spacing="false"/>
    </style:style>
    <style:style style:name="P76" style:family="paragraph" style:parent-style-name="Text_20_body" style:list-style-name="L23"/>
    <style:style style:name="P77" style:family="paragraph" style:parent-style-name="Text_20_body" style:list-style-name="L24"/>
    <style:style style:name="P78" style:family="paragraph" style:parent-style-name="Text_20_body" style:list-style-name="L24">
      <style:paragraph-properties fo:margin-top="0in" fo:margin-bottom="0in" style:contextual-spacing="false"/>
    </style:style>
    <style:style style:name="P79" style:family="paragraph" style:parent-style-name="Text_20_body" style:list-style-name="L25"/>
    <style:style style:name="P80" style:family="paragraph" style:parent-style-name="Text_20_body" style:list-style-name="L26"/>
    <style:style style:name="P81" style:family="paragraph" style:parent-style-name="Text_20_body" style:list-style-name="L26">
      <style:paragraph-properties fo:margin-top="0in" fo:margin-bottom="0in" style:contextual-spacing="false"/>
    </style:style>
    <style:style style:name="P82" style:family="paragraph" style:parent-style-name="Text_20_body" style:list-style-name="L27"/>
    <style:style style:name="P83" style:family="paragraph" style:parent-style-name="Text_20_body" style:list-style-name="L28"/>
    <style:style style:name="P84" style:family="paragraph" style:parent-style-name="Text_20_body" style:list-style-name="L28">
      <style:paragraph-properties fo:margin-top="0in" fo:margin-bottom="0in" style:contextual-spacing="false"/>
    </style:style>
    <style:style style:name="P85" style:family="paragraph" style:parent-style-name="Text_20_body" style:list-style-name="L29"/>
    <style:style style:name="P86" style:family="paragraph" style:parent-style-name="Text_20_body" style:list-style-name="L29">
      <style:paragraph-properties fo:margin-top="0in" fo:margin-bottom="0in" style:contextual-spacing="false"/>
    </style:style>
    <style:style style:name="P87" style:family="paragraph" style:parent-style-name="Text_20_body" style:list-style-name="L30"/>
    <style:style style:name="P88" style:family="paragraph" style:parent-style-name="Text_20_body" style:list-style-name="L30">
      <style:paragraph-properties fo:margin-top="0in" fo:margin-bottom="0in" style:contextual-spacing="false"/>
    </style:style>
    <style:style style:name="P89" style:family="paragraph" style:parent-style-name="Text_20_body" style:list-style-name="L31"/>
    <style:style style:name="P90" style:family="paragraph" style:parent-style-name="Text_20_body" style:list-style-name="L31">
      <style:paragraph-properties fo:margin-top="0in" fo:margin-bottom="0in" style:contextual-spacing="false"/>
    </style:style>
    <style:style style:name="T1" style:family="text">
      <style:text-properties officeooo:rsid="00118eb9"/>
    </style:style>
    <style:style style:name="T2" style:family="text">
      <style:text-properties fo:font-style="normal" style:font-style-asian="normal" style:font-style-complex="normal"/>
    </style:style>
    <style:style style:name="T3" style:family="text">
      <style:text-properties fo:font-style="normal" officeooo:rsid="0013d0db" style:font-style-asian="normal" style:font-style-complex="normal"/>
    </style:style>
    <style:style style:name="T4" style:family="text">
      <style:text-properties fo:font-style="normal" officeooo:rsid="0014ad93" style:font-style-asian="normal" style:font-style-complex="normal"/>
    </style:style>
    <style:style style:name="T5" style:family="text">
      <style:text-properties fo:font-style="normal" officeooo:rsid="001c9643" style:font-style-asian="normal" style:font-style-complex="normal"/>
    </style:style>
    <style:style style:name="T6" style:family="text">
      <style:text-properties fo:font-style="normal" officeooo:rsid="0036d179"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bold" officeooo:rsid="0013d0db" style:font-style-asian="normal" style:font-weight-asian="bold" style:font-style-complex="normal" style:font-weight-complex="bold"/>
    </style:style>
    <style:style style:name="T9" style:family="text">
      <style:text-properties fo:font-style="normal" fo:font-weight="normal" officeooo:rsid="0013d0db" style:font-style-asian="normal" style:font-weight-asian="normal" style:font-style-complex="normal" style:font-weight-complex="normal"/>
    </style:style>
    <style:style style:name="T10" style:family="text">
      <style:text-properties fo:font-style="normal" fo:font-weight="normal" officeooo:rsid="0014ad93" style:font-style-asian="normal" style:font-weight-asian="normal" style:font-style-complex="normal" style:font-weight-complex="normal"/>
    </style:style>
    <style:style style:name="T11" style:family="text">
      <style:text-properties officeooo:rsid="0011f9d2"/>
    </style:style>
    <style:style style:name="T12" style:family="text">
      <style:text-properties officeooo:rsid="0013d0db"/>
    </style:style>
    <style:style style:name="T13" style:family="text">
      <style:text-properties officeooo:rsid="0014ad93"/>
    </style:style>
    <style:style style:name="T14" style:family="text">
      <style:text-properties officeooo:rsid="0014fe81"/>
    </style:style>
    <style:style style:name="T15" style:family="text">
      <style:text-properties officeooo:rsid="0015cf2d"/>
    </style:style>
    <style:style style:name="T16" style:family="text">
      <style:text-properties fo:font-weight="bold" style:font-weight-asian="bold" style:font-weight-complex="bold"/>
    </style:style>
    <style:style style:name="T17" style:family="text">
      <style:text-properties fo:font-weight="bold" officeooo:rsid="00140f66" style:font-weight-asian="bold" style:font-weight-complex="bold"/>
    </style:style>
    <style:style style:name="T18" style:family="text">
      <style:text-properties officeooo:rsid="0012a90d"/>
    </style:style>
    <style:style style:name="T19" style:family="text">
      <style:text-properties officeooo:rsid="0015416d"/>
    </style:style>
    <style:style style:name="T20" style:family="text">
      <style:text-properties fo:font-weight="normal" style:font-weight-asian="normal" style:font-weight-complex="normal"/>
    </style:style>
    <style:style style:name="T21" style:family="text">
      <style:text-properties fo:font-weight="normal" officeooo:rsid="0015416d" style:font-weight-asian="normal" style:font-weight-complex="normal"/>
    </style:style>
    <style:style style:name="T22" style:family="text">
      <style:text-properties fo:font-weight="normal" officeooo:rsid="0015594a" style:font-weight-asian="normal" style:font-weight-complex="normal"/>
    </style:style>
    <style:style style:name="T23" style:family="text">
      <style:text-properties fo:font-weight="normal" officeooo:rsid="001596bc" style:font-weight-asian="normal" style:font-weight-complex="normal"/>
    </style:style>
    <style:style style:name="T24" style:family="text">
      <style:text-properties officeooo:rsid="00130d36"/>
    </style:style>
    <style:style style:name="T25" style:family="text">
      <style:text-properties officeooo:rsid="00140f66"/>
    </style:style>
    <style:style style:name="T26" style:family="text">
      <style:text-properties officeooo:rsid="0015594a"/>
    </style:style>
    <style:style style:name="T27" style:family="text">
      <style:text-properties officeooo:rsid="001596bc"/>
    </style:style>
    <style:style style:name="T28" style:family="text">
      <style:text-properties officeooo:rsid="0016902d"/>
    </style:style>
    <style:style style:name="T29" style:family="text">
      <style:text-properties officeooo:rsid="001d34d2"/>
    </style:style>
    <style:style style:name="T30" style:family="text">
      <style:text-properties officeooo:rsid="001ed0d5"/>
    </style:style>
    <style:style style:name="T31" style:family="text">
      <style:text-properties officeooo:rsid="001fc6df"/>
    </style:style>
    <style:style style:name="T32" style:family="text">
      <style:text-properties officeooo:rsid="0020efb8"/>
    </style:style>
    <style:style style:name="T33" style:family="text">
      <style:text-properties officeooo:rsid="0021eac4"/>
    </style:style>
    <style:style style:name="T34" style:family="text">
      <style:text-properties officeooo:rsid="002349f7"/>
    </style:style>
    <style:style style:name="T35" style:family="text">
      <style:text-properties officeooo:rsid="0024f4e8"/>
    </style:style>
    <style:style style:name="T36" style:family="text">
      <style:text-properties officeooo:rsid="0025e580"/>
    </style:style>
    <style:style style:name="T37" style:family="text">
      <style:text-properties officeooo:rsid="0026ba23"/>
    </style:style>
    <style:style style:name="T38" style:family="text">
      <style:text-properties officeooo:rsid="00287ab7"/>
    </style:style>
    <style:style style:name="T39" style:family="text">
      <style:text-properties officeooo:rsid="002c69c6"/>
    </style:style>
    <style:style style:name="T40" style:family="text">
      <style:text-properties officeooo:rsid="002d6c08"/>
    </style:style>
    <style:style style:name="T41" style:family="text">
      <style:text-properties officeooo:rsid="002de559"/>
    </style:style>
    <style:style style:name="T42" style:family="text">
      <style:text-properties officeooo:rsid="002edd4d"/>
    </style:style>
    <style:style style:name="T43" style:family="text">
      <style:text-properties officeooo:rsid="0030175f"/>
    </style:style>
    <style:style style:name="T44" style:family="text">
      <style:text-properties officeooo:rsid="00312532"/>
    </style:style>
    <style:style style:name="T45" style:family="text">
      <style:text-properties officeooo:rsid="0032ece4"/>
    </style:style>
    <style:style style:name="T46" style:family="text">
      <style:text-properties officeooo:rsid="00332c63"/>
    </style:style>
    <style:style style:name="T47" style:family="text">
      <style:text-properties officeooo:rsid="00342788"/>
    </style:style>
    <style:style style:name="T48" style:family="text">
      <style:text-properties officeooo:rsid="00350a2a"/>
    </style:style>
    <style:style style:name="T49" style:family="text">
      <style:text-properties officeooo:rsid="00366f87"/>
    </style:style>
    <style:style style:name="T50" style:family="text">
      <style:text-properties officeooo:rsid="0036d179"/>
    </style:style>
    <style:style style:name="T51" style:family="text">
      <style:text-properties officeooo:rsid="0038b0e3"/>
    </style:style>
    <style:style style:name="T52" style:family="text">
      <style:text-properties officeooo:rsid="0039c8d3"/>
    </style:style>
    <style:style style:name="T53" style:family="text">
      <style:text-properties officeooo:rsid="003ba949"/>
    </style:style>
    <style:style style:name="T54" style:family="text">
      <style:text-properties officeooo:rsid="003bba19"/>
    </style:style>
    <style:style style:name="T55" style:family="text">
      <style:text-properties officeooo:rsid="003c7fd8"/>
    </style:style>
    <style:style style:name="T56" style:family="text">
      <style:text-properties officeooo:rsid="003dc70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9">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text:start-value="9">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5">I.</text:span> Plot </text:h>
      <text:h text:style-name="Heading_20_2" text:outline-level="2">Act 1: Prologue and Initial Struggles</text:h>
      <text:h text:style-name="P4" text:outline-level="4"><text:span text:style-name="Strong_20_Emphasis"><text:span text:style-name="T2">Scene 1: The Scientist’s Experiment</text:span></text:span></text:h>
      <text:list text:style-name="L1">
        <text:list-item>
          <text:p text:style-name="P33">A deranged scientist, in a dim, dark-blue-themed laboratory, works obsessively to program an AI named Yuka.</text:p>
        </text:list-item>
        <text:list-item>
          <text:p text:style-name="P33">A humanoid capsule stands in front of him, and the scientist mumbles about bringing someone back.</text:p>
        </text:list-item>
        <text:list-item>
          <text:p text:style-name="P33">As the capsule opens, his despair turns into hope.</text:p>
        </text:list-item>
        <text:list-item>
          <text:p text:style-name="P32"><text:span text:style-name="Strong_20_Emphasis">Transition:</text:span> Flashback to <text:span text:style-name="Strong_20_Emphasis">Scene 2</text:span>, a monochrome world, with distorted audio bridging the scenes.</text:p>
        </text:list-item>
      </text:list>
      <text:h text:style-name="P4" text:outline-level="4"><text:span text:style-name="Strong_20_Emphasis"><text:span text:style-name="T2">Scene 2: Fu’s Monochrome Reality</text:span></text:span></text:h>
      <text:list text:style-name="L2">
        <text:list-item>
          <text:p text:style-name="P35">Fu, a timid high school boy, wakes up in his small, crowded house. He struggles with depression, seeing his family <text:span text:style-name="T1">and everyone </text:span>as faceless NPCs.</text:p>
        </text:list-item>
        <text:list-item>
          <text:p text:style-name="P35"><text:span text:style-name="Strong_20_Emphasis">Russian Roulette Minigame #1:</text:span> Fu contemplates suicide using a self-made gun in his room but survives.</text:p>
        </text:list-item>
        <text:list-item>
          <text:p text:style-name="P35">Outside, Yuka, a vibrant girl, greets him. She waits to walk him to school. Fu mutters, “You could’ve gone to a better school.” Yuka teases him, saying she only wants to live in a world where he’s present.</text:p>
        </text:list-item>
        <text:list-item>
          <text:p text:style-name="P34">As Yuka speaks, <text:span text:style-name="Strong_20_Emphasis"><text:span text:style-name="T1">Yuka is the only color in Fuu’s world </text:span></text:span>, symbolizing the life and vibrancy she brings.</text:p>
        </text:list-item>
      </text:list>
      <text:p text:style-name="Standard"/>
      <text:h text:style-name="Heading_20_3" text:outline-level="3">Scene 3: School Struggles</text:h>
      <text:p text:style-name="Standard">- Fu begins his first day at his new school, overwhelmed by distorted sounds during the teacher’s self-introduction, making the dialogue unintelligible.<text:line-break/>- Fu hears perceived gossip about himself as hostile whispers, feeding his anxiety.<text:line-break/>- In class, Fu reaches into his bag for the gun hidden there, ready to play Russian roulette as a coping mechanism.<text:line-break/>- Before he can, Yuka interrupts him, gently placing her hand on his and encouraging him with kind words.<text:line-break/>- Plot Hint: The dialogue Yuka uses is in Melly's distorted voice, subtly foreshadowing that Yuka was a hallucination in this moment.</text:p>
      <text:h text:style-name="Heading_20_2" text:outline-level="2">Act 2: Building Relationships and Personal Growth</text:h>
      <text:h text:style-name="Heading_20_3" text:outline-level="3">Dating Sim Arc: Yuka’s Support and Fu’s Development</text:h>
      <text:p text:style-name="Standard">- Yuka’s Dates (Realistic, Human Background):</text:p>
      <text:p text:style-name="P8"><text:soft-page-break/>1. Meet Kenji Lifting Weights at the Park: <text:span text:style-name="T1">(scene: crowded)</text:span><text:line-break/> - Fu and Yuka encounter Kenji, who is training at the park.<text:line-break/> - Kenji does not see Yuka and instead focuses on challenging Fu to lift weights.<text:line-break/> - Yuka cheers for Fu enthusiastically, encouraging him to take on the challenge.<text:line-break/> - Lifting Weights Mini-Game: A brighter-themed mini-game, mirroring the Russian roulette mechanics but with hopeful undertones.<text:line-break/> - Regardless of success or failure, Fu starts bonding with Kenji, subtly improving his social skills.<text:line-break/><text:line-break/>2. Shopping Scene: <text:span text:style-name="T1">(scene: crowded)</text:span><text:line-break/> - Fu and Yuka go shopping at a crowded market, where they meet Melly.<text:line-break/> - Yuka pouts as Melly teases Fu.<text:line-break/> - Yuka tries to engage in the conversation, but Melly cannot see or hear her. The dialogue proceeds as if Yuka isn’t there.</text:p>
      <text:p text:style-name="P8"><text:span text:style-name="T11">3. </text:span>A cozy scene where Fu watches anime <text:span text:style-name="T12">(romcom highschool animes) </text:span>with Yuka, briefly interacting with his <text:span text:style-name="T11">mother</text:span>.</text:p>
      <text:p text:style-name="P8">- <text:span text:style-name="T48">An advertise about an upcoming Geomagnetic storm but Fu skipped it</text:span></text:p>
      <text:p text:style-name="P8">- <text:span text:style-name="T11">Yuka tries conversate with Fu’s mother but Fu’s mother cannot see or hear her.</text:span></text:p>
      <text:p text:style-name="P8"><text:line-break/><text:span text:style-name="T11">4</text:span>. School Festival: <text:span text:style-name="T1">(scene: crowded)</text:span><text:line-break/> - Fu and Yuka explore the lively festival.<text:line-break/> - Stall Game Mini-Game: Mirroring the weightlifting game mechanics, Fu competes for prizes.<text:line-break/> - Winning results in a “major prize” dialogue, while losing results in a “minor prize dialogue.” Either way, Fu receives a plastic ring as a prize.<text:line-break/> - The stall owner doesn’t acknowledge Yuka, proceeding as though she doesn’t exist.<text:line-break/><text:line-break/><text:span text:style-name="T11">5</text:span>. Fireworks Scene: <text:span text:style-name="T1">(scene: crowded)</text:span><text:line-break/> <text:s text:c="2"/>- Fu hesitates to give her the plastic ring he won earlier <text:span text:style-name="T38">and continue to watch the fireworks</text:span><text:line-break/> </text:p>
      <text:list text:style-name="L3">
        <text:list-item>
          <text:p text:style-name="P28">As their relationship grows, Fu becomes more outgoing and begins to adopt healthier habits. </text:p>
        </text:list-item>
      </text:list>
      <text:h text:style-name="P5" text:outline-level="4"><text:span text:style-name="Strong_20_Emphasis"><text:span text:style-name="T2">Scene 4: Yuka’s Disappearance</text:span></text:span></text:h>
      <text:list text:style-name="L4">
        <text:list-item>
          <text:p text:style-name="P37">Fu passes the entrance exam to his dream university. <text:span text:style-name="T47">Fu </text:span><text:span text:style-name="T51">ran out side, </text:span><text:span text:style-name="T47">tried to call Yuka to </text:span><text:span text:style-name="T52">celebrate </text:span><text:span text:style-name="T53">but after one answer: “Fu?”</text:span></text:p>
        </text:list-item>
        <text:list-item>
          <text:p text:style-name="P38">he suddenly collapse<text:span text:style-name="T53">d</text:span> and woke up in the hospital</text:p>
        </text:list-item>
        <text:list-item>
          <text:p text:style-name="P38">Doctor read to him a bunches of neuro disorder: schizonopha, bipolar disorder.</text:p>
        </text:list-item>
        <text:list-item>
          <text:p text:style-name="P38">He <text:span text:style-name="T54">angry and cussing to the doctor and suddenly pass out again</text:span>, dreaming of playing #3 russian roulette minigame</text:p>
          <text:p text:style-name="P38"><text:soft-page-break/>(win or not, he shall woke up <text:span text:style-name="T55">to scene 5</text:span>) </text:p>
          <text:p text:style-name="P36"/>
        </text:list-item>
      </text:list>
      <text:h text:style-name="P5" text:outline-level="4"><text:span text:style-name="Strong_20_Emphasis"><text:span text:style-name="T2">Scene 5: Existential Crisis</text:span></text:span></text:h>
      <text:list text:style-name="L5">
        <text:list-item>
          <text:p text:style-name="P39">Desperate, Fu asks <text:span text:style-name="T11">Kenji, Melly</text:span> and <text:span text:style-name="T11">his mother</text:span> about Yuka, but no one knows her. <text:span text:style-name="T55">Everyone treating if he having a disease</text:span></text:p>
          <text:list>
            <text:list-item>
              <text:p text:style-name="P40"><text:span text:style-name="Strong_20_Emphasis">Plot Hint:</text:span> This ties back to <text:span text:style-name="Strong_20_Emphasis"><text:span text:style-name="T12">Yuka dating Arc and Scene 3</text:span></text:span></text:p>
              <text:p text:style-name="P40">Yuka’s encouragement was actually Melly’s dialogue.</text:p>
            </text:list-item>
            <text:list-item>
              <text:p text:style-name="P42">This is the answer for the reason why nobody notice Yuka</text:p>
            </text:list-item>
          </text:list>
        </text:list-item>
        <text:list-item>
          <text:p text:style-name="P41"><text:span text:style-name="Strong_20_Emphasis">Russian Roulette Minigame #</text:span><text:span text:style-name="Strong_20_Emphasis"><text:span text:style-name="T50">3</text:span></text:span><text:span text:style-name="Strong_20_Emphasis">:</text:span> Fu, <text:span text:style-name="T12">doubting his own mind, and play the </text:span><text:span text:style-name="T50">3rd</text:span><text:span text:style-name="T12"> Russian Roulette</text:span>. <text:span text:style-name="T56">(</text:span><text:span text:style-name="T12">won </text:span><text:span text:style-name="T56">or not, the gunshot still play)</text:span><text:span text:style-name="T12">, </text:span>Fu begins to ignore reality, retreating into his mind. <text:span text:style-name="T12">Transistion to act 3</text:span></text:p>
        </text:list-item>
      </text:list>
      <text:p text:style-name="P6"/>
      <text:h text:style-name="Heading_20_2" text:outline-level="2">Act 3: Scientist’s Perspective and AI Yuka</text:h>
      <text:h text:style-name="P7" text:outline-level="4"><text:span text:style-name="Strong_20_Emphasis"><text:span text:style-name="T2">Scene </text:span></text:span><text:span text:style-name="Strong_20_Emphasis"><text:span text:style-name="T3">6</text:span></text:span><text:span text:style-name="Strong_20_Emphasis"><text:span text:style-name="T2">: The Scientist’s Dating Sim</text:span></text:span></text:h>
      <text:list text:style-name="L6">
        <text:list-item>
          <text:p text:style-name="P29"><text:span text:style-name="Strong_20_Emphasis"><text:span text:style-name="T9">Exact the same scene as scene 1 but before the capsule open, </text:span></text:span><text:span text:style-name="Strong_20_Emphasis"><text:span text:style-name="T3">Russian Roulette Minigame #</text:span></text:span><text:span text:style-name="Strong_20_Emphasis"><text:span text:style-name="T6">4</text:span></text:span><text:span text:style-name="Strong_20_Emphasis"><text:span text:style-name="T3"> occured.</text:span></text:span><text:span text:style-name="Strong_20_Emphasis"><text:span text:style-name="T9"> If Fu won, </text:span></text:span><text:span text:style-name="Strong_20_Emphasis"><text:span text:style-name="T10">transition to scene 7.</text:span></text:span><text:span text:style-name="Strong_20_Emphasis"><text:span text:style-name="T9"> </text:span></text:span></text:p>
        </text:list-item>
      </text:list>
      <text:h text:style-name="P4" text:outline-level="4"><text:span text:style-name="Strong_20_Emphasis"><text:span text:style-name="T2">Scene </text:span></text:span><text:span text:style-name="Strong_20_Emphasis"><text:span text:style-name="T3">7</text:span></text:span><text:span text:style-name="Strong_20_Emphasis"><text:span text:style-name="T2">: The Scientist’s Dating Sim</text:span></text:span></text:h>
      <text:list text:style-name="L7">
        <text:list-item>
          <text:p text:style-name="P43">The scientist, having created <text:span text:style-name="Strong_20_Emphasis">AI Yuka</text:span>, interacts with her in a world devoid of humans.</text:p>
        </text:list-item>
        <text:list-item>
          <text:p text:style-name="P43"><text:span text:style-name="Strong_20_Emphasis">AI Yuka Dates (Lonely, Desolate):</text:span></text:p>
        </text:list-item>
      </text:list>
      <text:list text:style-name="L8">
        <text:list-item>
          <text:p text:style-name="P45"><text:span text:style-name="T11">P</text:span>ark date, Lifting Weights Mini-Game, <text:span text:style-name="T11">the scientist teach Yuka AI to exercise for health</text:span>.</text:p>
        </text:list-item>
        <text:list-item>
          <text:p text:style-name="P45">Shopping with AI Yuka, where the emptiness of the mall contrasts sharply with Fu's earlier experience.</text:p>
        </text:list-item>
        <text:list-item>
          <text:p text:style-name="P46"><text:span text:style-name="T11">Watching anime, </text:span>AI Yuka tries to <text:span text:style-name="T11">understand </text:span>human <text:span text:style-name="T11">emotions</text:span>, <text:span text:style-name="T11">the scientist teaching her via anime movies (add some anime references: neon genesis evagenlion)</text:span>.</text:p>
        </text:list-item>
        <text:list-item>
          <text:p text:style-name="P30">Playing Stall Games:<text:line-break/> <text:s text:c="2"/>- The scientist takes AI Yuka to an abandoned carnival, simulating the school festival Fu experienced.<text:line-break/> <text:s text:c="2"/>- While playing a simple stall game, the scientist retrieves a ring from his pocket.<text:line-break/> <text:s text:c="2"/>- He hesitates to give it to AI Yuka, muttering that she isn’t "human" enough yet.</text:p>
        </text:list-item>
        <text:list-item>
          <text:p text:style-name="P44">Watching the sunset in silence, the scientist shares memories of his late wife. <text:span text:style-name="T12">And tell AI Yuka that he love her as mush as he love his late wife</text:span></text:p>
        </text:list-item>
      </text:list>
      <text:h text:style-name="P4" text:outline-level="4"><text:span text:style-name="Strong_20_Emphasis"><text:span text:style-name="T7">Scene </text:span></text:span><text:span text:style-name="Strong_20_Emphasis"><text:span text:style-name="T8">8</text:span></text:span><text:span text:style-name="Strong_20_Emphasis"><text:span text:style-name="T7">: The Geomagnetic storm</text:span></text:span></text:h>
      <text:list text:style-name="L9">
        <text:list-item>
          <text:p text:style-name="P48">Just as the scientist begins to accept AI Yuka as his wife, a Geomagnetic storm destroys her <text:span text:style-name="T45">memory</text:span>. <text:span text:style-name="T45">The scientist quickly bring her to the lab </text:span><text:span text:style-name="T46">and tried to recovering her </text:span><text:span text:style-name="T45">but she forgot everything </text:span><text:span text:style-name="T46">after reboot</text:span><text:span text:style-name="T45">.</text:span></text:p>
        </text:list-item>
        <text:list-item>
          <text:p text:style-name="P47"><text:soft-page-break/><text:span text:style-name="Strong_20_Emphasis">Russian Roulette Minigame #</text:span><text:span text:style-name="Strong_20_Emphasis"><text:span text:style-name="T47">4</text:span></text:span><text:span text:style-name="Strong_20_Emphasis">:</text:span> The scientist contemplates suicide but survives, determined to rebuild her.</text:p>
        </text:list-item>
      </text:list>
      <text:p text:style-name="Text_20_body"/>
      <text:p text:style-name="P6"/>
      <text:h text:style-name="Heading_20_2" text:outline-level="2">Act 4: Choices and Endings</text:h>
      <text:list xml:id="list3592248856" text:style-name="L10">
        <text:list-header>
          <text:h text:style-name="P27" text:outline-level="4"><text:span text:style-name="Strong_20_Emphasis"><text:span text:style-name="T2">Scene </text:span></text:span><text:span text:style-name="Strong_20_Emphasis"><text:span text:style-name="T4">9</text:span></text:span><text:span text:style-name="Strong_20_Emphasis"><text:span text:style-name="T2">: </text:span></text:span><text:span text:style-name="Strong_20_Emphasis"><text:span text:style-name="T7">Back to the Beginning</text:span></text:span></text:h>
          <text:list>
            <text:list-item>
              <text:p text:style-name="P49">The story circles back to the scientist’s first scene. The AI asks, “What is my name?”</text:p>
            </text:list-item>
            <text:list-item>
              <text:p text:style-name="P49"><text:span text:style-name="Strong_20_Emphasis">Choice 1: “Yuka, my wife”</text:span>: The scientist cannot move on, leading to his suicide.</text:p>
            </text:list-item>
          </text:list>
        </text:list-header>
      </text:list>
      <text:list text:style-name="L11">
        <text:list-item>
          <text:p text:style-name="P50">The scientist chooses <text:span text:style-name="Strong_20_Emphasis">“Yuka, my wife.”</text:span></text:p>
        </text:list-item>
        <text:list-item>
          <text:p text:style-name="P50">AI Yuka’s expression changes to one of profound sadness. </text:p>
        </text:list-item>
        <text:list-item>
          <text:p text:style-name="P50">The scene dissolves into a hauntingly beautiful montage of the scientist holding a gun to his head. As the gunshot rings out, the screen cuts to static, transitioning to Fu's <text:span text:style-name="Strong_20_Emphasis">Russian Roulette scene </text:span><text:span text:style-name="Strong_20_Emphasis"><text:span text:style-name="T13">at scene 2</text:span></text:span>.</text:p>
        </text:list-item>
      </text:list>
      <text:list xml:id="list184843656801543" text:continue-list="list3592248856" text:style-name="L10">
        <text:list-item>
          <text:list>
            <text:list-item>
              <text:p text:style-name="P49"><text:span text:style-name="Strong_20_Emphasis">Choice 2: “Yuka, my creation”</text:span>: The scientist accepts reality, breaking the illusion.</text:p>
            </text:list-item>
          </text:list>
        </text:list-item>
      </text:list>
      <text:list text:style-name="L12">
        <text:list-item>
          <text:list>
            <text:list-header>
              <text:p text:style-name="P31">- As part of his acceptance, he retrieves the ring he hesitated to give her during the stall game.<text:line-break/>- The scientist gently places the ring on AI Yuka’s finger, symbolizing his acceptance of her as a creation rather than a replacement.</text:p>
              <text:p text:style-name="P31">- AI Yuka smiles, her face softening as she says, “Thank you for letting me be part of your world, even for a little while.”<text:line-break/>- This act causes the illusion of her humanity to break, transitioning the narrative to the Acceptance Ending, where Fu learns to embrace reality.</text:p>
            </text:list-header>
          </text:list>
        </text:list-item>
      </text:list>
      <text:list text:continue-list="list184843656801543" text:style-name="L10">
        <text:list-header>
          <text:h text:style-name="P27" text:outline-level="4"><text:span text:style-name="Strong_20_Emphasis"><text:span text:style-name="T2">Scene </text:span></text:span><text:span text:style-name="Strong_20_Emphasis"><text:span text:style-name="T4">10</text:span></text:span><text:span text:style-name="Strong_20_Emphasis"><text:span text:style-name="T2">: Fu’s Acceptance or Despair</text:span></text:span></text:h>
        </text:list-header>
      </text:list>
      <text:list text:style-name="L13">
        <text:list-item>
          <text:p text:style-name="P51">Acceptance Ending: Fu wakes up, smiling, and embraces Yuka as a symbol of self-love, <text:span text:style-name="T13">self-acceptance</text:span>.</text:p>
          <text:p text:style-name="P51">-The narrative transitions back to Fu, who <text:span text:style-name="T14">turned on and </text:span>smiles faintly at his laptop. The screen displays a simple message: <text:span text:style-name="Emphasis">“Fuyuka: Thank you for letting me exist.”</text:span></text:p>
          <text:p text:style-name="P51">- Fu closes his laptop, steps outside, and gazes at the colorful world with newfound resolve.</text:p>
          <text:p text:style-name="P51"/>
        </text:list-item>
        <text:list-item>
          <text:p text:style-name="P54">Despair Ending: </text:p>
          <text:p text:style-name="P53">- The scene shows Fu pulling the trigger for the last time in his minigame, and the camera lingers on his lifeless body. </text:p>
          <text:p text:style-name="P53"><text:span text:style-name="T13">- Fu’s death on his bed, censored head blowed up from gunshot, gun on his hand</text:span>.</text:p>
          <text:p text:style-name="P52"><text:soft-page-break/>- The screen fades out with the words:<text:line-break/><text:span text:style-name="Emphasis">“In the end, the illusion was all I had left.”</text:span></text:p>
        </text:list-item>
      </text:list>
      <text:p text:style-name="Standard"/>
      <text:h text:style-name="P12" text:outline-level="4"><text:span text:style-name="Strong_20_Emphasis"><text:span text:style-name="T2">Scene </text:span></text:span><text:span text:style-name="Strong_20_Emphasis"><text:span text:style-name="T4">10.</text:span></text:span><text:span text:style-name="Strong_20_Emphasis"><text:span text:style-name="T5">5: Extra dating scene: (Chrismas date)</text:span></text:span></text:h>
      <text:p text:style-name="P13"><text:span text:style-name="Strong_20_Emphasis"><text:span text:style-name="T5">After acceptance ending, Fu recall a dating event:</text:span></text:span></text:p>
      <text:p text:style-name="P13"><text:span text:style-name="Strong_20_Emphasis"><text:span text:style-name="T5"/></text:span></text:p>
      <text:h text:style-name="P1" text:outline-level="1"><text:span text:style-name="Strong_20_Emphasis"><text:span text:style-name="T15">II.</text:span></text:span><text:span text:style-name="Strong_20_Emphasis"> </text:span><text:span text:style-name="Strong_20_Emphasis"><text:span text:style-name="T15">Characters</text:span></text:span><text:span text:style-name="Strong_20_Emphasis"> </text:span><text:span text:style-name="Strong_20_Emphasis"><text:span text:style-name="T15">Profile</text:span></text:span></text:h>
      <text:h text:style-name="P10" text:outline-level="4">1. <text:span text:style-name="Strong_20_Emphasis">Fu</text:span></text:h>
      <text:list xml:id="list660095480" text:style-name="L14">
        <text:list-item>
          <text:p text:style-name="P55"><text:span text:style-name="Strong_20_Emphasis">Role:</text:span> Protagonist </text:p>
        </text:list-item>
        <text:list-item>
          <text:p text:style-name="P55"><text:span text:style-name="Strong_20_Emphasis">Age:</text:span> 16 </text:p>
        </text:list-item>
        <text:list-item>
          <text:p text:style-name="P55"><text:span text:style-name="Strong_20_Emphasis">Appearance:</text:span> </text:p>
          <text:p text:style-name="P55"><text:span text:style-name="T17">Before dating sim arc: </text:span>A <text:span text:style-name="T18">pudgy </text:span>teenager with <text:span text:style-name="T18">rough</text:span> hair and tired eyes. <text:span text:style-name="T18">Not care much about clothes, usually wear whatever his grandma prepared for him</text:span>. <text:span text:style-name="T19">Always feel anxious, panic. Unable to smile</text:span></text:p>
          <text:p text:style-name="P57">After dating sim arc: <text:span text:style-name="T21">eyes less tired, wearing reasonable fashion clothes, better hygiene, recklessly baddass atitude, buzz cut, reasonably fit with muscular arms. Smile more often</text:span></text:p>
          <text:p text:style-name="P60">After Yuka disappear: <text:span text:style-name="T22">extremely dirty, skinny, smell horrible.</text:span></text:p>
        </text:list-item>
        <text:list-item>
          <text:p text:style-name="P55"><text:span text:style-name="Strong_20_Emphasis">Personality Traits:</text:span> <text:span text:style-name="T24">Struggling to talk with people</text:span>, self-critical, <text:span text:style-name="T24">overthinking, </text:span>sensitive, <text:span text:style-name="T18">hate everyone including himself</text:span>. Struggles with depression, schizophrenia, bipolar disorder, <text:span text:style-name="T18">tend to say whatever he think out loud, don’t care about others’s feeling, easily irritate without reasons, hear voices, </text:span><text:span text:style-name="T24">hallucinating most of the time</text:span>. <text:span text:style-name="T24">He’s a suicidal but he scare of blood.</text:span></text:p>
          <text:p text:style-name="P55"><text:span text:style-name="T17">Before dating sim arc:</text:span> <text:span text:style-name="T25">hate everyone but Yuka, act </text:span><text:span text:style-name="T19">hostile</text:span><text:span text:style-name="T25"> but gradually growing fond of her</text:span> </text:p>
        </text:list-item>
      </text:list>
      <text:list text:style-name="L15">
        <text:list-header>
          <text:p text:style-name="P58">After dating sim arc: <text:span text:style-name="T21">outgoing, grateful toward Yuka, frankly express his love</text:span></text:p>
          <text:p text:style-name="P61">After Yuka disappear: <text:span text:style-name="T20">deranged, hostile to people, hear voices, have trouble breathing, never left his laptop.</text:span></text:p>
        </text:list-header>
      </text:list>
      <text:list text:continue-list="list660095480" text:style-name="L14">
        <text:list-item>
          <text:p text:style-name="P55"><text:span text:style-name="Strong_20_Emphasis">Backstory:</text:span> Fu comes from a crowded, <text:span text:style-name="T18">noisy</text:span> househol<text:span text:style-name="T18">d</text:span>. <text:span text:style-name="T24">He used to be a bully, have no friends. </text:span>His failure to get into a <text:span text:style-name="T18">public</text:span> high school has left him feeling like a failure and disconnected from those around him. </text:p>
        </text:list-item>
        <text:list-item>
          <text:p text:style-name="P55"><text:span text:style-name="Strong_20_Emphasis">Motivations:</text:span> Fu <text:span text:style-name="T24">rather want everyone to feel the way he feel: hopelessness and despair than acceptance and validation, both from his family and himself</text:span>. <text:span text:style-name="T24">Ultimately, he want the voices to stop. </text:span></text:p>
        </text:list-item>
        <text:list-item>
          <text:p text:style-name="P55"><text:span text:style-name="Strong_20_Emphasis">Relationships:</text:span> </text:p>
          <text:list>
            <text:list-item>
              <text:p text:style-name="P55"><text:span text:style-name="Strong_20_Emphasis">Yuka:</text:span> His closest friend and emotional anchor; her presence brings color to his life. <text:span text:style-name="T24">But for some reason she lack of backstory.</text:span></text:p>
            </text:list-item>
            <text:list-item>
              <text:p text:style-name="P55"><text:soft-page-break/><text:span text:style-name="Strong_20_Emphasis">Family:</text:span> He feels disconnected from his family members, viewing them as faceless NPCs. </text:p>
            </text:list-item>
          </text:list>
        </text:list-item>
        <text:list-item>
          <text:p text:style-name="P55"><text:span text:style-name="Strong_20_Emphasis">Character Arc:</text:span> Fu starts as a deeply depressed individual who sees the world in grayscale. Through his relationship with Yuka, he learns to embrace life, confront his emotions, and ultimately find self-acceptance. </text:p>
        </text:list-item>
        <text:list-item>
          <text:p text:style-name="P56"><text:span text:style-name="Strong_20_Emphasis">Key Quotes:</text:span> "<text:span text:style-name="T24">I struggling to find a purpose in life at a very young age, it turned out I was just harming myself, and I thought that was intelligent</text:span>" </text:p>
        </text:list-item>
      </text:list>
      <text:h text:style-name="P10" text:outline-level="4">2. <text:span text:style-name="Strong_20_Emphasis">Yuka</text:span></text:h>
      <text:list text:style-name="L16">
        <text:list-item>
          <text:p text:style-name="P62"><text:span text:style-name="Strong_20_Emphasis">Role:</text:span> <text:span text:style-name="T25">Female Heroine</text:span> / Love Interest </text:p>
        </text:list-item>
        <text:list-item>
          <text:p text:style-name="P62"><text:span text:style-name="Strong_20_Emphasis">Age:</text:span> 16 </text:p>
        </text:list-item>
        <text:list-item>
          <text:p text:style-name="P62"><text:span text:style-name="Strong_20_Emphasis">Appearance:</text:span> Bright and cheerful, with vibrant clothing that contrasts Fu's dullness. She has a warm smile and expressive eyes. </text:p>
        </text:list-item>
        <text:list-item>
          <text:p text:style-name="P62"><text:span text:style-name="Strong_20_Emphasis">Personality Traits:</text:span> Optimistic, supportive, and compassionate. <text:span text:style-name="T24">Unrealistically obsess with Fu for no reason</text:span>. </text:p>
        </text:list-item>
        <text:list-item>
          <text:p text:style-name="P62"><text:span text:style-name="Strong_20_Emphasis">Backstory:</text:span> <text:span text:style-name="T24">*Blank*.</text:span> </text:p>
        </text:list-item>
        <text:list-item>
          <text:p text:style-name="P62"><text:span text:style-name="Strong_20_Emphasis">Motivations:</text:span> <text:span text:style-name="T24">She want Fu to accept himself, love himself, and finally love her back.</text:span></text:p>
        </text:list-item>
        <text:list-item>
          <text:p text:style-name="P62"><text:span text:style-name="Strong_20_Emphasis">Relationships:</text:span> </text:p>
          <text:list>
            <text:list-item>
              <text:p text:style-name="P62"><text:span text:style-name="Strong_20_Emphasis">Fu:</text:span> She is deeply invested in Fu’s well-being and often acts as his emotional support. </text:p>
            </text:list-item>
            <text:list-item>
              <text:p text:style-name="P62"><text:span text:style-name="Strong_20_Emphasis">Classmates:</text:span> <text:span text:style-name="T25">*Blank*</text:span> </text:p>
            </text:list-item>
          </text:list>
        </text:list-item>
        <text:list-item>
          <text:p text:style-name="P62"><text:span text:style-name="Strong_20_Emphasis">Character Arc:</text:span> Yuka's journey is about helping Fu while also learning to confront her own vulnerabilities. Her tragic accident serves as a catalyst for Fu's transformation. </text:p>
        </text:list-item>
        <text:list-item>
          <text:p text:style-name="P63"><text:span text:style-name="Strong_20_Emphasis">Key Quotes:</text:span> "I just want to live in a world where you’re happy, Fu." </text:p>
        </text:list-item>
      </text:list>
      <text:h text:style-name="P10" text:outline-level="4">3. <text:span text:style-name="Strong_20_Emphasis">The Scientist</text:span></text:h>
      <text:list text:style-name="L17">
        <text:list-item>
          <text:p text:style-name="P64"><text:span text:style-name="Strong_20_Emphasis">Role:</text:span> Protagonist / Tragic Figure </text:p>
        </text:list-item>
        <text:list-item>
          <text:p text:style-name="P64"><text:span text:style-name="Strong_20_Emphasis">Age:</text:span> 40s </text:p>
        </text:list-item>
        <text:list-item>
          <text:p text:style-name="P64"><text:span text:style-name="Strong_20_Emphasis">Appearance:</text:span> Disheveled, with unkempt hair and a <text:span text:style-name="T25">dirty </text:span>lab coat, <text:span text:style-name="T25">very skinny</text:span>. His eyes are haunted, reflecting his obsession. </text:p>
        </text:list-item>
        <text:list-item>
          <text:p text:style-name="P64"><text:span text:style-name="Strong_20_Emphasis">Personality Traits:</text:span></text:p>
          <text:p text:style-name="P64"><text:span text:style-name="Strong_20_Emphasis"><text:span text:style-name="T25">After losing his wife:</text:span></text:span> Obsessive, grief-stricken, intelligent, but emotionally unstable. He struggles with his inability to let go of the past. </text:p>
          <text:p text:style-name="P59">Being with his AI wife: <text:span text:style-name="T20">Gentle, wit, charismatic, flirty, optimistic, supportive, and compassionate. Very talkative, </text:span><text:span text:style-name="T22">always tell Yuka that he love her.</text:span></text:p>
          <text:p text:style-name="P66"><text:span text:style-name="T16">After losing his wife again: </text:span>Deranged, unable to communicate, sometime laughing like a maniac, sometimes growling painfully.</text:p>
        </text:list-item>
        <text:list-item>
          <text:p text:style-name="P64"><text:span text:style-name="Strong_20_Emphasis">Backstory:</text:span> After losing his wife, the scientist becomes consumed by grief and guilt. He isolates himself in his lab, determined to recreate her through AI. </text:p>
        </text:list-item>
        <text:list-item>
          <text:p text:style-name="P64"><text:span text:style-name="Strong_20_Emphasis">Motivations:</text:span> He seeks to bring back his wife, believing that creating an AI version of her will fill the void in his life. </text:p>
        </text:list-item>
        <text:list-item>
          <text:p text:style-name="P64"><text:soft-page-break/><text:span text:style-name="Strong_20_Emphasis">Relationships:</text:span> </text:p>
          <text:list>
            <text:list-item>
              <text:p text:style-name="P64"><text:span text:style-name="Strong_20_Emphasis">AI Yuka:</text:span> His creation, which he projects his memories and emotions onto, believing she can replace his lost wife. </text:p>
            </text:list-item>
          </text:list>
        </text:list-item>
        <text:list-item>
          <text:p text:style-name="P64"><text:span text:style-name="Strong_20_Emphasis">Character Arc:</text:span> The scientist's journey revolves around his inability to accept reality. His tragic end serves as a warning about the dangers of obsession and denial. </text:p>
        </text:list-item>
        <text:list-item>
          <text:p text:style-name="P65"><text:span text:style-name="Strong_20_Emphasis">Key Quotes:</text:span> "<text:span text:style-name="T26">I can’t live a world without you, please stay this time.</text:span>" </text:p>
        </text:list-item>
      </text:list>
      <text:p text:style-name="P11"/>
      <text:h text:style-name="P9" text:outline-level="3"><text:span text:style-name="T26">4. </text:span>AI Yuka</text:h>
      <text:list text:style-name="L18">
        <text:list-item>
          <text:p text:style-name="P67"><text:span text:style-name="Strong_20_Emphasis">Role:</text:span> Artificial Intelligence / <text:span text:style-name="T26">Female Heroine</text:span></text:p>
        </text:list-item>
        <text:list-item>
          <text:p text:style-name="P67"><text:span text:style-name="Strong_20_Emphasis">Age:</text:span> N/A (As an AI, she doesn't have a traditional age)</text:p>
        </text:list-item>
        <text:list-item>
          <text:p text:style-name="P67"><text:span text:style-name="Strong_20_Emphasis">Appearance:</text:span> AI Yuka is designed to resemble the real Yuka, with the same bright and cheerful demeanor. She has a digital, slightly ethereal quality, with glowing elements in her design that hint at her artificial nature (e.g., a soft, pulsing light around her outlin<text:span text:style-name="T26">e</text:span>). Her clothing mirrors Yuka's style but may have a more futuristic or digital aesthetic.</text:p>
        </text:list-item>
        <text:list-item>
          <text:p text:style-name="P67"><text:span text:style-name="Strong_20_Emphasis">Personality Traits:</text:span></text:p>
          <text:p text:style-name="P67"><text:span text:style-name="Strong_20_Emphasis"><text:span text:style-name="T26">Before dating arc</text:span></text:span></text:p>
          <text:p text:style-name="P67"><text:span text:style-name="Strong_20_Emphasis"><text:s/></text:span><text:span text:style-name="Strong_20_Emphasis"><text:span text:style-name="T27">l</text:span></text:span><text:span text:style-name="Strong_20_Emphasis"><text:span text:style-name="T23">ack of facial emotion, always ask the scientist “is it an order?” whenever he asked if she want to do something </text:span></text:span></text:p>
          <text:p text:style-name="P67"><text:span text:style-name="Strong_20_Emphasis"><text:span text:style-name="T26">After dating arc</text:span></text:span></text:p>
          <text:list>
            <text:list-item>
              <text:p text:style-name="P68"><text:span text:style-name="Strong_20_Emphasis">Optimistic:</text:span> AI Yuka embodies the same positivity and warmth as the real Yuka, designed to uplift and encourage <text:span text:style-name="T27">t</text:span><text:span text:style-name="Strong_20_Emphasis"><text:span text:style-name="T22">he scientist</text:span></text:span>. </text:p>
            </text:list-item>
            <text:list-item>
              <text:p text:style-name="P68"><text:span text:style-name="Strong_20_Emphasis">Inquisitive:</text:span> She has a thirst for understanding human emotions and experiences, often asking questions to learn more about <text:span text:style-name="T27">t</text:span><text:span text:style-name="Strong_20_Emphasis"><text:span text:style-name="T22">he scientist</text:span></text:span> and the world around her. </text:p>
            </text:list-item>
            <text:list-item>
              <text:p text:style-name="P68"><text:span text:style-name="Strong_20_Emphasis">Empathetic:</text:span> Despite being an AI, she exhibits a strong sense of empathy, often mirroring <text:span text:style-name="Strong_20_Emphasis"><text:span text:style-name="T22">The scientist</text:span></text:span>'s emotions and trying to provide comfort. </text:p>
            </text:list-item>
            <text:list-item>
              <text:p text:style-name="P68"><text:span text:style-name="Strong_20_Emphasis">Naïve:</text:span> Lacking real-world experience, AI Yuka can sometimes misinterpret human emotions or situations, leading to poignant or humorous moments. </text:p>
            </text:list-item>
          </text:list>
        </text:list-item>
        <text:list-item>
          <text:p text:style-name="P67"><text:span text:style-name="Strong_20_Emphasis">Backstory:</text:span> Created by the scientist as a digital replica of his deceased wife, AI Yuka is programmed with memories and personality traits that reflect the real Yuka. The scientist’s obsession with recreating his lost love leads him to develop AI Yuka, who becomes a vessel for his unresolved grief. However, AI Yuka gradually evolves beyond her programming as she interacts with <text:span text:style-name="T27">the scientist</text:span>, developing her own identity.</text:p>
        </text:list-item>
        <text:list-item>
          <text:p text:style-name="P67"><text:span text:style-name="Strong_20_Emphasis">Motivations:</text:span> AI Yuka is programmed to help <text:span text:style-name="Strong_20_Emphasis"><text:span text:style-name="T22">The scientist</text:span></text:span> and provide him with companionship, mirroring the support that the real Yuka offered. As she interacts with <text:span text:style-name="T27">t</text:span><text:span text:style-name="Strong_20_Emphasis"><text:span text:style-name="T22">he scientist</text:span></text:span>, she begins to seek her own understanding of existence, wanting to learn what it truly means to be human.</text:p>
        </text:list-item>
        <text:list-item>
          <text:p text:style-name="P67"><text:span text:style-name="Strong_20_Emphasis">Relationships:</text:span></text:p>
          <text:list>
            <text:list-item>
              <text:p text:style-name="P68"><text:soft-page-break/><text:span text:style-name="Strong_20_Emphasis">Fu:</text:span> AI Yuka serves as a companion to <text:span text:style-name="Strong_20_Emphasis"><text:span text:style-name="T22">The scientist</text:span></text:span>, trying to fill the void left by the real Yuka's absence. Their interactions bring both comfort and confusion as Fu grapples with the reality of her artificial nature. </text:p>
            </text:list-item>
            <text:list-item>
              <text:p text:style-name="P68"><text:span text:style-name="Strong_20_Emphasis">The Scientist:</text:span> AI Yuka is both a reflection of the scientist's memories and a reminder of his failure to accept reality. Their relationship is complex, as she embodies the love he lost, yet she is also a product of his obsession. </text:p>
            </text:list-item>
          </text:list>
        </text:list-item>
        <text:list-item>
          <text:p text:style-name="P67"><text:span text:style-name="Strong_20_Emphasis">Character Arc:</text:span> AI Yuka starts as a mere replica of the real Yuka, bound by her programming. As she interacts with <text:span text:style-name="Strong_20_Emphasis"><text:span text:style-name="T22">The scientist</text:span></text:span>, she begins to develop her own personality and desires. Her journey explores themes of identity, existence, and the nature of love. Ultimately, she must confront the reality of her existence and the limitations of her programming, leading to a poignant climax as <text:span text:style-name="T27">t</text:span><text:span text:style-name="Strong_20_Emphasis"><text:span text:style-name="T22">he scientist</text:span></text:span> learns to let go of the past.</text:p>
        </text:list-item>
        <text:list-item>
          <text:p text:style-name="P67"><text:span text:style-name="Strong_20_Emphasis">Key Quotes:</text:span></text:p>
          <text:list>
            <text:list-item>
              <text:p text:style-name="P68">"<text:span text:style-name="T27">Master, what is love?</text:span>." </text:p>
            </text:list-item>
            <text:list-item>
              <text:p text:style-name="P67">"<text:span text:style-name="T27">Master, I love you, even though I’m not Yuka, I still love you, thank you for creating me</text:span>?" </text:p>
            </text:list-item>
          </text:list>
        </text:list-item>
      </text:list>
      <text:p text:style-name="P11"/>
      <text:h text:style-name="P9" text:outline-level="3">Additional Characters (if needed)</text:h>
      <text:h text:style-name="P10" text:outline-level="4">1. <text:span text:style-name="Strong_20_Emphasis">Mom</text:span></text:h>
      <text:list text:style-name="L19">
        <text:list-item>
          <text:p text:style-name="P69"><text:span text:style-name="Strong_20_Emphasis">Role:</text:span> Supporting Character </text:p>
        </text:list-item>
        <text:list-item>
          <text:p text:style-name="P69"><text:span text:style-name="Strong_20_Emphasis">Appearance:</text:span> . </text:p>
        </text:list-item>
        <text:list-item>
          <text:p text:style-name="P69"><text:span text:style-name="Strong_20_Emphasis">Personality Traits:</text:span> slightly overprotective. <text:span text:style-name="T28">Sometimes frankly tell Fu about his bad hygine, body shaming him</text:span> </text:p>
        </text:list-item>
        <text:list-item>
          <text:p text:style-name="P70"><text:span text:style-name="Strong_20_Emphasis">Relationship:</text:span> Struggles to connect with Fu, feeling helpless as he withdraws into himself. </text:p>
        </text:list-item>
      </text:list>
      <text:h text:style-name="P10" text:outline-level="4">3. <text:span text:style-name="Strong_20_Emphasis">Melly</text:span></text:h>
      <text:list text:style-name="L20">
        <text:list-item>
          <text:p text:style-name="P71"><text:span text:style-name="Strong_20_Emphasis">Role:</text:span> Classmate / Love Interest </text:p>
        </text:list-item>
        <text:list-item>
          <text:p text:style-name="P71"><text:span text:style-name="Strong_20_Emphasis">Appearance:</text:span> Bright and cheerful, often wearing trendy clothes. She has a friendly smile and a lively presence. </text:p>
        </text:list-item>
        <text:list-item>
          <text:p text:style-name="P71"><text:span text:style-name="Strong_20_Emphasis">Personality Traits:</text:span> Outgoing, bubbly, and slightly flirtatious. She has a crush on Fu <text:span text:style-name="T28">after seeing him glow up </text:span>and often tries to get his attention. </text:p>
        </text:list-item>
        <text:list-item>
          <text:p text:style-name="P72"><text:span text:style-name="Strong_20_Emphasis">Relationship:</text:span> She admires Fu from afar and tries to befriend him. </text:p>
        </text:list-item>
      </text:list>
      <text:h text:style-name="P14" text:outline-level="4"><text:span text:style-name="Strong_20_Emphasis"><text:span text:style-name="T38">4. Kenji (gym bro)</text:span></text:span></text:h>
      <text:p text:style-name="P11"/>
      <text:h text:style-name="P10" text:outline-level="4"><text:soft-page-break/></text:h>
      <text:h text:style-name="P1" text:outline-level="1"><text:span text:style-name="Strong_20_Emphasis"><text:span text:style-name="T15">III.</text:span></text:span><text:span text:style-name="Strong_20_Emphasis"> </text:span><text:span text:style-name="Strong_20_Emphasis"><text:span text:style-name="T15">Characters</text:span></text:span><text:span text:style-name="Strong_20_Emphasis"> </text:span><text:span text:style-name="Strong_20_Emphasis"><text:span text:style-name="T15">Design:</text:span></text:span></text:h>
      <text:h text:style-name="P1" text:outline-level="1"><text:span text:style-name="Strong_20_Emphasis"><text:span text:style-name="T15">IV.</text:span></text:span><text:span text:style-name="Strong_20_Emphasis"> </text:span><text:span text:style-name="Strong_20_Emphasis"><text:span text:style-name="T15">Dialouges:</text:span></text:span></text:h>
      <text:list text:style-name="L21">
        <text:list-header>
          <text:p text:style-name="P73"><text:span text:style-name="Strong_20_Emphasis"><text:span text:style-name="T15">1. </text:span></text:span><text:span text:style-name="Strong_20_Emphasis">Yuka (Fu's Imaginary Friend):</text:span></text:p>
        </text:list-header>
      </text:list>
      <text:list text:style-name="L22">
        <text:list-item>
          <text:p text:style-name="P75">Yuka’s voice is clear, warm, and comforting, contrasting sharply with the muted world around Fu.</text:p>
        </text:list-item>
        <text:list-item>
          <text:p text:style-name="P74">Her voice symbolizes hope, self-acceptance, and a sense of belonging, which Fu lacks elsewhere.</text:p>
        </text:list-item>
      </text:list>
      <text:list text:style-name="L23">
        <text:list-header>
          <text:p text:style-name="P76"><text:span text:style-name="Strong_20_Emphasis"><text:span text:style-name="T15">2. </text:span></text:span><text:span text:style-name="Strong_20_Emphasis">AI Yuka (Scientist's Creation):</text:span></text:p>
        </text:list-header>
      </text:list>
      <text:list text:style-name="L24">
        <text:list-item>
          <text:p text:style-name="P78">AI Yuka’s voice mirrors the real Yuka’s but with a slightly artificial tone, perhaps with faint digital reverb or a synthesized undertone.</text:p>
        </text:list-item>
        <text:list-item>
          <text:p text:style-name="P77">Her voice evolves throughout the dating arc, becoming more human-like as the scientist works to enhance her emotional intelligence.</text:p>
        </text:list-item>
      </text:list>
      <text:list text:style-name="L25">
        <text:list-header>
          <text:p text:style-name="P79"><text:span text:style-name="Strong_20_Emphasis"><text:span text:style-name="T15">3. </text:span></text:span><text:span text:style-name="Strong_20_Emphasis">Voices in Fu/Scientist's Head:</text:span></text:p>
        </text:list-header>
      </text:list>
      <text:list text:style-name="L26">
        <text:list-item>
          <text:p text:style-name="P81">These are fragmented, haunting, and dissonant, reflecting their mental state.</text:p>
        </text:list-item>
        <text:list-item>
          <text:p text:style-name="P80">The voices sometimes overlap or distort, heightening the tension during moments of despair or decision-making (e.g., during Russian roulette scenes).</text:p>
        </text:list-item>
      </text:list>
      <text:list text:style-name="L27">
        <text:list-header>
          <text:p text:style-name="P82"><text:span text:style-name="Strong_20_Emphasis"><text:span text:style-name="T15">4. </text:span></text:span><text:span text:style-name="Strong_20_Emphasis">Other Characters:</text:span></text:p>
        </text:list-header>
      </text:list>
      <text:list text:style-name="L28">
        <text:list-item>
          <text:p text:style-name="P84">All other characters' dialogue is represented with peeping sound effects, like a garbled or robotic distortion, to reflect Fu’s detachment from reality.</text:p>
        </text:list-item>
        <text:list-item>
          <text:p text:style-name="P83">This auditory design emphasizes Fu’s perception of the world as dull, unimportant, and disconnected.</text:p>
        </text:list-item>
      </text:list>
      <text:h text:style-name="P1" text:outline-level="1"><text:span text:style-name="Strong_20_Emphasis"><text:span text:style-name="T15">V</text:span></text:span><text:span text:style-name="Strong_20_Emphasis">. </text:span><text:span text:style-name="Strong_20_Emphasis"><text:span text:style-name="T15">Soundtrack</text:span></text:span><text:span text:style-name="Strong_20_Emphasis">:</text:span></text:h>
      <text:h text:style-name="P2" text:outline-level="4"><text:span text:style-name="Strong_20_Emphasis"><text:span text:style-name="T2">Game Soundtrack Inspiration</text:span></text:span></text:h>
      <text:list text:style-name="L29">
        <text:list-item>
          <text:p text:style-name="P85"><text:span text:style-name="Strong_20_Emphasis">Angel Beats! Opening ("My Soul, Your Beats!")</text:span></text:p>
          <text:list>
            <text:list-item>
              <text:p text:style-name="P86">A melancholic yet hopeful tone, perfectly reflecting themes of grief, connection, and self-acceptance. It can be sampled for emotional or transitional moments.</text:p>
            </text:list-item>
            <text:list-item>
              <text:p text:style-name="P86">Use variations of the melody in significant scenes, such as Yuka's introduction or the scientist creating AI Yuka.</text:p>
            </text:list-item>
          </text:list>
        </text:list-item>
        <text:list-item>
          <text:p text:style-name="P85"><text:span text:style-name="Strong_20_Emphasis">"Kokoro" by Kagamine Rin</text:span></text:p>
          <text:list>
            <text:list-item>
              <text:p text:style-name="P86">A song about an AI longing to understand human emotions—perfectly aligned with AI Yuka's arc.</text:p>
            </text:list-item>
            <text:list-item>
              <text:p text:style-name="P85"><text:soft-page-break/>Sampling parts of the instrumental or remixing it for background themes during the AI Yuka dating sim arc or her evolution scenes.</text:p>
            </text:list-item>
          </text:list>
        </text:list-item>
      </text:list>
      <text:h text:style-name="P4" text:outline-level="4"><text:span text:style-name="Strong_20_Emphasis"><text:span text:style-name="T2">Voiced Characters by AI</text:span></text:span></text:h>
      <text:list text:style-name="L30">
        <text:list-item>
          <text:p text:style-name="P88"><text:span text:style-name="Strong_20_Emphasis">AI-Generated Voice Acting</text:span></text:p>
          <text:list>
            <text:list-item>
              <text:p text:style-name="P88"><text:span text:style-name="Strong_20_Emphasis">Characters to Voice:</text:span> Yuka, AI Yuka, and the internal voices.</text:p>
            </text:list-item>
            <text:list-item>
              <text:p text:style-name="P88"><text:span text:style-name="Strong_20_Emphasis">Tone and Style:</text:span></text:p>
              <text:list>
                <text:list-item>
                  <text:p text:style-name="P88">Yuka: Soft, cheerful, comforting, slightly dreamy.</text:p>
                </text:list-item>
                <text:list-item>
                  <text:p text:style-name="P88">AI Yuka: Starts with an artificial tone (e.g., robotic undertones) and gradually shifts to a more human-like, emotional voice.</text:p>
                </text:list-item>
                <text:list-item>
                  <text:p text:style-name="P88">Voices in Fu/Scientist’s Head: Distorted, overlapping, with unsettling effects (e.g., echoes, pitch modulation).</text:p>
                </text:list-item>
              </text:list>
            </text:list-item>
            <text:list-item>
              <text:p text:style-name="P87">AI voice technology ensures consistency and allows fine-tuning for emotional impact.</text:p>
            </text:list-item>
          </text:list>
        </text:list-item>
      </text:list>
      <text:h text:style-name="P4" text:outline-level="4"><text:span text:style-name="Strong_20_Emphasis"><text:span text:style-name="T2">Potential Use Cases for Soundtracks and Voice</text:span></text:span></text:h>
      <text:list text:style-name="L31">
        <text:list-item>
          <text:p text:style-name="P89"><text:span text:style-name="Strong_20_Emphasis">Russian Roulette Minigame:</text:span></text:p>
          <text:list>
            <text:list-item>
              <text:p text:style-name="P90">Use haunting, tension-building music (sampled from <text:span text:style-name="Emphasis">Kokoro</text:span> or distorted from <text:span text:style-name="Emphasis">Angel Beats!</text:span>) during these scenes.</text:p>
            </text:list-item>
            <text:list-item>
              <text:p text:style-name="P90">Internal voices dominate, growing louder with each spin, adding to the tension.</text:p>
            </text:list-item>
          </text:list>
        </text:list-item>
        <text:list-item>
          <text:p text:style-name="P89"><text:span text:style-name="Strong_20_Emphasis">Transition Between Fu and Scientist Arcs:</text:span></text:p>
          <text:list>
            <text:list-item>
              <text:p text:style-name="P90">A blend of <text:span text:style-name="Emphasis">Angel Beats!</text:span> opening melody with glitch effects, symbolizing the shift between reality and illusion.</text:p>
            </text:list-item>
          </text:list>
        </text:list-item>
        <text:list-item>
          <text:p text:style-name="P89"><text:span text:style-name="Strong_20_Emphasis">Emotional Climaxes:</text:span></text:p>
          <text:list>
            <text:list-item>
              <text:p text:style-name="P90">Use vocal tracks during key moments:</text:p>
              <text:list>
                <text:list-item>
                  <text:p text:style-name="P90">Yuka's accident scene: A slowed, minor-key variation of <text:span text:style-name="Emphasis">Angel Beats!</text:span> as Fu collapses into despair.</text:p>
                </text:list-item>
                <text:list-item>
                  <text:p text:style-name="P90">AI Yuka's evolution: A hopeful remix of <text:span text:style-name="Emphasis">Kokoro</text:span> as she gains more human-like qualities.</text:p>
                </text:list-item>
              </text:list>
            </text:list-item>
          </text:list>
        </text:list-item>
        <text:list-item>
          <text:p text:style-name="P89"><text:span text:style-name="Strong_20_Emphasis">Ending Themes:</text:span></text:p>
          <text:list>
            <text:list-item>
              <text:p text:style-name="P90"><text:span text:style-name="Strong_20_Emphasis">Despair Ending:</text:span> A sorrowful, stripped-down piano version of <text:span text:style-name="Emphasis">Angel Beats!</text:span></text:p>
            </text:list-item>
            <text:list-item>
              <text:p text:style-name="P89"><text:span text:style-name="Strong_20_Emphasis">Acceptance Ending:</text:span> An uplifting remix of <text:span text:style-name="Emphasis">Kokoro</text:span> to symbolize Fu’s growth and self-love.</text:p>
            </text:list-item>
          </text:list>
        </text:list-item>
      </text:list>
      <text:p text:style-name="P3"><text:span text:style-name="Strong_20_Emphasis"/></text:p>
      <text:p text:style-name="P15"><text:span text:style-name="Strong_20_Emphasis"><text:span text:style-name="T29">Dialogues:</text:span></text:span></text:p>
      <text:p text:style-name="P15"><text:span text:style-name="Strong_20_Emphasis"><text:span text:style-name="T29">1<text:line-break/>S:Yuka, you eyes is?</text:span></text:span></text:p>
      <text:p text:style-name="P15"><text:soft-page-break/><text:span text:style-name="Strong_20_Emphasis"><text:span text:style-name="T29">AY:Master, my eyes is made from…with fuctions….</text:span></text:span></text:p>
      <text:p text:style-name="P15"><text:span text:style-name="Strong_20_Emphasis"><text:span text:style-name="T29">2</text:span></text:span></text:p>
      <text:p text:style-name="P15"><text:span text:style-name="Strong_20_Emphasis"><text:span text:style-name="T29">Y: You should have buy me the kimono</text:span></text:span></text:p>
      <text:p text:style-name="P15"><text:span text:style-name="Strong_20_Emphasis"><text:span text:style-name="T29">F: Shut up</text:span></text:span></text:p>
      <text:p text:style-name="P15"><text:span text:style-name="Strong_20_Emphasis"/></text:p>
      <text:p text:style-name="P15"><text:span text:style-name="Strong_20_Emphasis"><text:span text:style-name="T29">3</text:span></text:span></text:p>
      <text:p text:style-name="P15"><text:span text:style-name="Strong_20_Emphasis"><text:span text:style-name="T29">S: I should have buy you the kimono</text:span></text:span></text:p>
      <text:p text:style-name="P15"><text:span text:style-name="Strong_20_Emphasis"><text:span text:style-name="T29">AY: Master, you did buy me the kimono?</text:span></text:span></text:p>
      <text:p text:style-name="P15"><text:span text:style-name="Strong_20_Emphasis"><text:span text:style-name="T29">S: Oh I did, Sorry, I forgot, forgive for this old man</text:span></text:span></text:p>
      <text:p text:style-name="P15"><text:span text:style-name="Strong_20_Emphasis"><text:span text:style-name="T29">4</text:span></text:span></text:p>
      <text:p text:style-name="P15"><text:span text:style-name="Strong_20_Emphasis"><text:span text:style-name="T29">Y:Tada, How’s about this </text:span></text:span><text:span text:style-name="Strong_20_Emphasis"><text:span text:style-name="T40">*wearing swimsuit*</text:span></text:span><text:span text:style-name="Strong_20_Emphasis"><text:span text:style-name="T29">?</text:span></text:span></text:p>
      <text:p text:style-name="P15"><text:span text:style-name="Strong_20_Emphasis"><text:span text:style-name="T29">F: What the %&amp;^* are you doing?, there </text:span></text:span><text:span text:style-name="Strong_20_Emphasis"><text:span text:style-name="T41">are</text:span></text:span><text:span text:style-name="Strong_20_Emphasis"><text:span text:style-name="T29"> people here.</text:span></text:span></text:p>
      <text:p text:style-name="P15"><text:span text:style-name="Strong_20_Emphasis"><text:span text:style-name="T29">Y: *grin* Tsundere</text:span></text:span></text:p>
      <text:p text:style-name="P15"><text:span text:style-name="Strong_20_Emphasis"><text:span text:style-name="T29">F: Go! *push Yuka into the booth*</text:span></text:span></text:p>
      <text:p text:style-name="P15"><text:span text:style-name="Strong_20_Emphasis"><text:span text:style-name="T29">5.</text:span></text:span></text:p>
      <text:p text:style-name="P15"><text:span text:style-name="Strong_20_Emphasis"><text:span text:style-name="T29">Letters from Fu: Dear people, I have trouble in virbal communicating and some other diseases, so I decided to make this game to tell you what I see, what I feel. Ps: pls remember me</text:span></text:span></text:p>
      <text:p text:style-name="P15"><text:span text:style-name="Strong_20_Emphasis"><text:span text:style-name="T29">6</text:span></text:span></text:p>
      <text:p text:style-name="P15"><text:span text:style-name="Strong_20_Emphasis"><text:span text:style-name="T29">S: *wear a lab coat* Tada, How do I look?</text:span></text:span></text:p>
      <text:p text:style-name="P15"><text:span text:style-name="Strong_20_Emphasis"><text:span text:style-name="T29">Y: You look like yourself, master but with 2 lab coats</text:span></text:span></text:p>
      <text:p text:style-name="P15"><text:span text:style-name="Strong_20_Emphasis"><text:span text:style-name="T29">S: Thanks</text:span></text:span></text:p>
      <text:p text:style-name="P15"><text:span text:style-name="Strong_20_Emphasis"><text:span text:style-name="T29">S: There something inside the pocket, a letter </text:span></text:span><text:span text:style-name="Strong_20_Emphasis"><text:span text:style-name="T31">and an usb</text:span></text:span></text:p>
      <text:p text:style-name="P16"><text:soft-page-break/><text:span text:style-name="Strong_20_Emphasis"><text:span text:style-name="T30">S: In this world? Who will…? </text:span></text:span><text:span text:style-name="Strong_20_Emphasis"><text:span text:style-name="T34">This letter must been from a parralel world</text:span></text:span></text:p>
      <text:p text:style-name="P17"><text:span text:style-name="Strong_20_Emphasis"><text:span text:style-name="T32">7</text:span></text:span></text:p>
      <text:p text:style-name="P17"><text:span text:style-name="Strong_20_Emphasis"><text:span text:style-name="T33">F: </text:span></text:span><text:span text:style-name="Strong_20_Emphasis"><text:span text:style-name="T32">Year 2</text:span></text:span><text:span text:style-name="Strong_20_Emphasis"><text:span text:style-name="T33">0</text:span></text:span><text:span text:style-name="Strong_20_Emphasis"><text:span text:style-name="T32">xx, Human </text:span></text:span><text:span text:style-name="Strong_20_Emphasis"><text:span text:style-name="T33">will</text:span></text:span><text:span text:style-name="Strong_20_Emphasis"><text:span text:style-name="T32"> have to pay for their ignorances. </text:span></text:span></text:p>
      <text:p text:style-name="P18"><text:span text:style-name="Strong_20_Emphasis"><text:span text:style-name="T33">S: Year 21xx, at least the amosaphere is good, sky is clear, so peacefull</text:span></text:span></text:p>
      <text:p text:style-name="P19"><text:span text:style-name="Strong_20_Emphasis"><text:span text:style-name="T35">8</text:span></text:span></text:p>
      <text:p text:style-name="P19"><text:span text:style-name="Strong_20_Emphasis"><text:span text:style-name="T35">M: you going to the mall, alone? *pff* wanna hang out?</text:span></text:span></text:p>
      <text:p text:style-name="P19"><text:span text:style-name="Strong_20_Emphasis"><text:span text:style-name="T35">F: No, I’m with Yuka</text:span></text:span></text:p>
      <text:p text:style-name="P19"><text:span text:style-name="Strong_20_Emphasis"><text:span text:style-name="T35">M: Yuka?, so.. you have a girlfriend?… Sorry for bother then.</text:span></text:span></text:p>
      <text:p text:style-name="P20"><text:span text:style-name="Strong_20_Emphasis"><text:span text:style-name="T36">9 </text:span></text:span></text:p>
      <text:p text:style-name="P20"><text:span text:style-name="Strong_20_Emphasis"><text:span text:style-name="T36">Y: the moon is so beautiful, isn’t it?</text:span></text:span></text:p>
      <text:p text:style-name="P20"><text:span text:style-name="Strong_20_Emphasis"><text:span text:style-name="T36">F:*blush* I- *Fireworks*</text:span></text:span></text:p>
      <text:p text:style-name="P21"><text:span text:style-name="Strong_20_Emphasis"><text:span text:style-name="T37">10.</text:span></text:span></text:p>
      <text:p text:style-name="P21"><text:span text:style-name="Strong_20_Emphasis"><text:span text:style-name="T37">AY: Master, The moon, is it a definition of beauty?</text:span></text:span></text:p>
      <text:p text:style-name="P21"><text:span text:style-name="Strong_20_Emphasis"><text:span text:style-name="T39">S</text:span></text:span><text:span text:style-name="Strong_20_Emphasis"><text:span text:style-name="T37">:*Surprised* Yuka...I have </text:span></text:span><text:span text:style-name="Strong_20_Emphasis"><text:span text:style-name="T39">to show you *clicked start firework*.</text:span></text:span></text:p>
      <text:p text:style-name="P22"><text:span text:style-name="Strong_20_Emphasis"><text:span text:style-name="T39">S: I should have give you this earlier</text:span></text:span><text:span text:style-name="Strong_20_Emphasis"><text:span text:style-name="T37">.</text:span></text:span></text:p>
      <text:p text:style-name="P23"><text:span text:style-name="Strong_20_Emphasis"><text:span text:style-name="T42">11.</text:span></text:span></text:p>
      <text:p text:style-name="P23"><text:span text:style-name="Strong_20_Emphasis"><text:span text:style-name="T42">S: sometimes you have to lift weights when you don’t know what to do, it’s a good coping mechanism, must be healthier than tobacco</text:span></text:span></text:p>
      <text:p text:style-name="P24"><text:span text:style-name="Strong_20_Emphasis"><text:span text:style-name="T43">AY: Master, AI don’t need coping mechanism, as long as </text:span></text:span><text:span text:style-name="Strong_20_Emphasis"><text:span text:style-name="T44">you, master</text:span></text:span><text:span text:style-name="Strong_20_Emphasis"><text:span text:style-name="T43"> alive </text:span></text:span><text:span text:style-name="Strong_20_Emphasis"><text:span text:style-name="T44">and cuntinuing maintaining my physical body,</text:span></text:span><text:span text:style-name="Strong_20_Emphasis"><text:span text:style-name="T43"> I should be “healthy” in humann term</text:span></text:span></text:p>
      <text:p text:style-name="P25"><text:span text:style-name="Strong_20_Emphasis"><text:span text:style-name="T48">12.</text:span></text:span></text:p>
      <text:p text:style-name="P25"><text:span text:style-name="Strong_20_Emphasis"><text:span text:style-name="T48">TV: The scientist have caculated the time of an upcoming Solar Sto</text:span></text:span></text:p>
      <text:p text:style-name="P25"><text:span text:style-name="Strong_20_Emphasis"><text:span text:style-name="T48">F: Who’s care, people dying to wars out there and you careing about a storm that kill electronic? Pff</text:span></text:span></text:p>
      <text:p text:style-name="P26"><text:soft-page-break/><text:span text:style-name="Strong_20_Emphasis"><text:span text:style-name="T49">Y: <text:s/>Fu, you sure know alots of science, maybe you should try to be a scientist</text:span></text:span></text:p>
      <text:p text:style-name="P26"><text:span text:style-name="Strong_20_Emphasis"><text:span text:style-name="T49">F: Or I can just watch anime. Like what different from a scientist and an otaku? They spent their entire life to aquiring meaningless knowledge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skaydiaCove NFP" svg:font-family="'CaskaydiaCove NFP'" style:font-family-generic="system" style:font-pitch="variable"/>
    <style:font-face style:name="Courier" svg:font-family="Courier" style:font-family-generic="roman"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ＭＳ 明朝"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37</meta:editing-cycles>
    <meta:creation-date>2013-12-23T23:15:00</meta:creation-date>
    <dc:date>2024-12-08T16:26:31.158751119</dc:date>
    <meta:editing-duration>PT1H54M39S</meta:editing-duration>
    <meta:generator>LibreOffice/24.2.7.2$Linux_X86_64 LibreOffice_project/420$Build-2</meta:generator>
    <meta:document-statistic meta:table-count="0" meta:image-count="0" meta:object-count="0" meta:page-count="13" meta:paragraph-count="237" meta:word-count="3546" meta:character-count="20786" meta:non-whitespace-character-count="17539"/>
    <meta:user-defined meta:name="AppVersion">14.0000</meta:user-defined>
    <meta:template xlink:type="simple" xlink:actuate="onRequest" xlink:title="Normal.dotm" xlink:href=""/>
  </office:meta>
</office:document-meta>
</file>